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ba19"/>
    </style:style>
    <style:style style:name="P2" style:family="paragraph" style:parent-style-name="Text_20_body">
      <style:text-properties officeooo:paragraph-rsid="00228511"/>
    </style:style>
    <style:style style:name="P3" style:family="paragraph" style:parent-style-name="Text_20_body">
      <style:text-properties officeooo:rsid="00247430" officeooo:paragraph-rsid="00247430"/>
    </style:style>
    <style:style style:name="P4" style:family="paragraph" style:parent-style-name="Text_20_body">
      <style:text-properties officeooo:rsid="00228511" officeooo:paragraph-rsid="00228511"/>
    </style:style>
    <style:style style:name="P5" style:family="paragraph" style:parent-style-name="Text_20_body" style:list-style-name="L1"/>
    <style:style style:name="P6" style:family="paragraph" style:parent-style-name="Text_20_body">
      <style:text-properties officeooo:paragraph-rsid="0028b326"/>
    </style:style>
    <style:style style:name="P7" style:family="paragraph" style:parent-style-name="Text_20_body" style:list-style-name="L1">
      <style:paragraph-properties fo:margin-top="0in" fo:margin-bottom="0in" loext:contextual-spacing="false"/>
    </style:style>
    <style:style style:name="T1" style:family="text">
      <style:text-properties officeooo:rsid="001fba19"/>
    </style:style>
    <style:style style:name="T2" style:family="text">
      <style:text-properties officeooo:rsid="0021b62a"/>
    </style:style>
    <style:style style:name="T3" style:family="text">
      <style:text-properties officeooo:rsid="00228511"/>
    </style:style>
    <style:style style:name="T4" style:family="text">
      <style:text-properties officeooo:rsid="00247430"/>
    </style:style>
    <style:style style:name="T5" style:family="text">
      <style:text-properties officeooo:rsid="0024dc89"/>
    </style:style>
    <style:style style:name="T6" style:family="text">
      <style:text-properties officeooo:rsid="00262528"/>
    </style:style>
    <style:style style:name="T7" style:family="text">
      <style:text-properties officeooo:rsid="00268496"/>
    </style:style>
    <style:style style:name="T8" style:family="text">
      <style:text-properties officeooo:rsid="0027a48a"/>
    </style:style>
    <style:style style:name="T9" style:family="text">
      <style:text-properties officeooo:rsid="0028b326"/>
    </style:style>
    <style:style style:name="T10" style:family="text">
      <style:text-properties officeooo:rsid="002920d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JaCoP </text:span>Contributor License Agreement</text:h>
      <text:section text:style-name="Sect1" text:name="text1">
        <text:p text:style-name="Text_20_body">Version 1.0.0, <text:span text:style-name="T1">March</text:span> <text:span text:style-name="T1">26</text:span>, 201<text:span text:style-name="T1">6</text:span></text:p>
        <text:p text:style-name="Text_20_body"><text:bookmark text:name="reference"/><text:span text:style-name="Strong_20_Emphasis">This is a reference copy of the terms of the </text:span><text:span text:style-name="Strong_20_Emphasis"><text:span text:style-name="T1">JaCoP</text:span></text:span><text:span text:style-name="Strong_20_Emphasis"> Contributor License Agreement. To actually complete and submit a CLA, please </text:span><text:span text:style-name="Strong_20_Emphasis"><text:span text:style-name="T1">read the instructions at the end of this document.</text:span></text:span></text:p>
        <text:p text:style-name="Text_20_body">Thank you for your interest in <text:span text:style-name="T1">Java Constraint Programming solver </text:span>project <text:span text:style-name="T6">(“JaCoP”) </text:span>managed by <text:span text:style-name="T1">Core-Dev team</text:span> ("<text:span text:style-name="T1">Core-Dev</text:span>") <text:span text:style-name="T1">currently consisting of Krzysztof Kuchcinski and Radoslaw Szymanek</text:span>. In order for You (as defined below) to make intellectual property Contributions (as defined below) now or in the future to <text:span text:style-name="T1">JaCoP</text:span>, You must agree to this Contributor License Agreement ("CLA"). If You have any questions about this agreement, licensing, or anything related to intellectual property <text:span text:style-name="T1">for JaCoP</text:span>, please send an email to <text:span text:style-name="T1">radoslaw.szymanek</text:span><text:a xlink:type="simple" xlink:href="mailto:license@eclipse.org" text:style-name="Internet_20_link" text:visited-style-name="Visited_20_Internet_20_Link">@</text:a><text:a xlink:type="simple" xlink:href="mailto:license@eclipse.org" text:style-name="Internet_20_link" text:visited-style-name="Visited_20_Internet_20_Link"><text:span text:style-name="T1">o</text:span></text:a><text:span text:style-name="T1">solpro.com</text:span>. </text:p>
        <text:p text:style-name="Text_20_body">Please read this CLA carefully before accepting its terms. By accepting the CLA, You are agreeing to be bound by its terms. </text:p>
        <text:p text:style-name="Text_20_body">As used in this CLA: (i) “You" (or "Your") shall mean the entity that is making this Agreement with <text:span text:style-name="T1">Core-Dev</text:span>; (ii)"Contribution" shall mean any original work of authorship, including any modifications or additions to an existing work, that is submitted by You to <text:span text:style-name="T1">Core-Dev</text:span> for inclusion in, or documentation of, <text:span text:style-name="T1">JaCoP</text:span> project; and (iii) “Submit” (or “Submitted”) means any form of <text:span text:style-name="T9">verbal, written, or electronic</text:span> communication sent to <text:span text:style-name="T1">Core-Dev</text:span> (e.g. the content You post on electronic mailing lists, forums, content management systems, source code control systems, code review systems, issue tracking systems, etc. that are used by <text:span text:style-name="T1">Core-Dev</text:span>).</text:p>
        <text:p text:style-name="Text_20_body">This agreement applies to all Contributions You Submit.</text:p>
        <text:p text:style-name="Text_20_body">Grant of Copyright License. Subject to the terms and conditions of this Agreement, You hereby grant to <text:span text:style-name="T8">Core-Dev</text:span> and to recipients of software distributed by <text:span text:style-name="T8">Core-Dev</text:span> a perpetual, worldwide, non-exclusive, no-charge, royalty-free, irrevocable copyright license to reproduce, prepare derivative works of, publicly display, publicly perform, sublicense, and distribute Your Contributions and such derivative works. You still own Your Contributions, and except for the license<text:span text:style-name="T6">s</text:span> provided for in this CLA, You reserve all right, title and interest in Your Contributions <text:span text:style-name="T10">and You can use Y</text:span>our own Contributions for any other purpose. </text:p>
        <text:p text:style-name="P6">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 INFRINGEMENT, MERCHANTABILITY, or FITNESS FOR A PARTICULAR PURPOSE.</text:p>
        <text:p text:style-name="P6"/>
        <text:p text:style-name="P6"><text:s/></text:p>
        <text:p text:style-name="Text_20_body"><text:soft-page-break/><text:span text:style-name="T1">Core-Dev</text:span> requires that each Contribution You Submit now or in the future to comply with the following four commitments. </text:p>
      </text:section>
      <text:list xml:id="list5170846103127875384" text:style-name="L1">
        <text:list-item>
          <text:p text:style-name="P7"><text:bookmark text:name="question1"/>You will only Submit Contributions where You have authored 100% of the content. </text:p>
        </text:list-item>
        <text:list-item>
          <text:p text:style-name="P7"><text:bookmark text:name="question2"/>You will only Submit Contributions to which You have the necessary rights. This means that if You are employed You have received the necessary permissions from Your employer to make the Contributions. </text:p>
        </text:list-item>
        <text:list-item>
          <text:p text:style-name="P7"><text:bookmark text:name="question3"/>Whatever content You Contribute will be provided under the <text:span text:style-name="T4">present and future</text:span> license(s) associated with <text:span text:style-name="T2">JaCoP</text:span> You are contributing to. You can see the <text:span text:style-name="T4">present </text:span>license(s), or find links to the license(s) in the notices and file headers. </text:p>
        </text:list-item>
        <text:list-item>
          <text:p text:style-name="P5"><text:bookmark text:name="question4"/>You understand and agree that Your contributions are public, and that a record of the contribution (including all personal information You submit with it, including Your sign-off) is maintained indefinitely and may be redistributed consistent with the license(s) involved. </text:p>
        </text:list-item>
      </text:list>
      <text:section text:style-name="Sect1" text:name="text2">
        <text:p text:style-name="Text_20_body">You will promptly notify <text:span text:style-name="T2">all members of </text:span>the <text:span text:style-name="T2">Core-Dev</text:span> if You become aware of any facts or circumstances that would make these commitments inaccurate in any way. </text:p>
        <text:p text:style-name="Text_20_body">If You think <text:span text:style-name="T2">JaCoP</text:span> could make use of content which You did not author, please talk to a<text:span text:style-name="T2">ny Core-Dev member</text:span>. If they like Your idea, they will know the process to get it included. </text:p>
        <text:p text:style-name="Text_20_body"><text:span text:style-name="T2">Core-Dev</text:span> takes intellectual property very seriously, so we are going to ask You to re-confirm this CLA <text:span text:style-name="T5">if Your Contribution is after three years of signing the last CLA.</text:span></text:p>
        <text:p text:style-name="P2">To confirm that You have read, agreed <text:span text:style-name="T3">to</text:span>, <text:span text:style-name="T3">and signed this CLA :</text:span></text:p>
        <text:p text:style-name="P4"><text:tab/>in your commit add your name and date at the end of the file CLA_signed.<text:span text:style-name="T7">csv</text:span></text:p>
        <text:p text:style-name="P2"><text:tab/><text:span text:style-name="T3">print this file, complete the form completely, sign it, and send the readable scan by email to <text:tab/></text:span><text:a xlink:type="simple" xlink:href="mailto:radoslaw.szymanek@osolpro.com" text:style-name="Internet_20_link" text:visited-style-name="Visited_20_Internet_20_Link"><text:span text:style-name="T3">radoslaw.szymanek@osolpro.com</text:span></text:a></text:p>
        <text:p text:style-name="P2"><text:tab/></text:p>
      </text:section>
      <text:section text:style-name="Sect1" text:name="text3">
        <text:p text:style-name="Text_20_body">You represent that the information provided below is accurate.</text:p>
      </text:section>
      <text:p text:style-name="Standard"/>
      <text:p text:style-name="P3">Date, ………..…………., Place ………………………………</text:p>
      <text:p text:style-name="P3"/>
      <text:p text:style-name="P3"><text:tab/><text:tab/>Signatur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6T17:45:40.027000000</meta:creation-date>
    <dc:date>2016-04-02T17:50:08.083000000</dc:date>
    <meta:editing-duration>PT30M4S</meta:editing-duration>
    <meta:editing-cycles>6</meta:editing-cycles>
    <meta:generator>LibreOffice/5.1.1.3$Windows_x86 LibreOffice_project/89f508ef3ecebd2cfb8e1def0f0ba9a803b88a6d</meta:generator>
    <meta:document-statistic meta:table-count="0" meta:image-count="0" meta:object-count="0" meta:page-count="2" meta:paragraph-count="25" meta:word-count="713" meta:character-count="4558" meta:non-whitespace-character-count="3855"/>
  </office:meta>
</office:document-meta>
</file>